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⚔️ <text:span text:style-name="Strong_20_Emphasis"><text:span text:style-name="Source_20_Text">Unit</text:span></text:span></text:h>
      <text:list text:style-name="L1">
        <text:list-item>
          <text:p text:style-name="P1"><text:span text:style-name="Source_20_Text">affiliation</text:span> – Lore-based faction label</text:p>
        </text:list-item>
        <text:list-item>
          <text:p text:style-name="P1"><text:span text:style-name="Source_20_Text">recruitment_cost</text:span> – Cost to recruit</text:p>
        </text:list-item>
        <text:list-item>
          <text:p text:style-name="P1"><text:span text:style-name="Source_20_Text">upkeep</text:span> – Daily upkeep array</text:p>
        </text:list-item>
        <text:list-item>
          <text:p text:style-name="P1"><text:span text:style-name="Source_20_Text">nature</text:span> – e.g., "Undead", "Living", "Magical", etc.</text:p>
        </text:list-item>
        <text:list-item>
          <text:p text:style-name="P1"><text:span text:style-name="Source_20_Text">category</text:span> – e.g., "offensive", "defensive support", etc.</text:p>
        </text:list-item>
        <text:list-item>
          <text:p text:style-name="P1"><text:span text:style-name="Source_20_Text">owned_by</text:span> – Mechanical owner</text:p>
        </text:list-item>
        <text:list-item>
          <text:p text:style-name="P1"><text:span text:style-name="Source_20_Text">blueprint</text:span> – Unchanging stats and abilities at unit creation</text:p>
        </text:list-item>
        <text:list-item>
          <text:p text:style-name="P1"><text:span text:style-name="Source_20_Text">battle_status</text:span> – Real-time values during battle</text:p>
        </text:list-item>
        <text:list-item>
          <text:p text:style-name="P1"><text:span text:style-name="Source_20_Text">active_effects</text:span> – Array of OTE dictionaries with metadata and origin <text:span text:style-name="Source_20_Text">munition</text:span></text:p>
        </text:list-item>
      </text:list>
      <text:p text:style-name="Standard"/>
      <text:h text:style-name="Heading_20_2" text:outline-level="2">🌟 <text:span text:style-name="Strong_20_Emphasis"><text:span text:style-name="Source_20_Text">Champion</text:span></text:span><text:span text:style-name="Strong_20_Emphasis"> (Playable Heroine)</text:span></text:h>
      <text:p text:style-name="Text_20_body">Subclass of <text:span text:style-name="Source_20_Text">Unit</text:span>, also functions as a world map actor.</text:p>
      <text:list text:style-name="L2">
        <text:list-item>
          <text:p text:style-name="P2"><text:span text:style-name="Source_20_Text">item_inventory</text:span> – Array of <text:span text:style-name="Source_20_Text">Item</text:span></text:p>
        </text:list-item>
        <text:list-item>
          <text:p text:style-name="P2"><text:span text:style-name="Source_20_Text">card_inventory</text:span> – Array of <text:span text:style-name="Source_20_Text">Card</text:span></text:p>
        </text:list-item>
        <text:list-item>
          <text:p text:style-name="P2"><text:span text:style-name="Source_20_Text">payload</text:span> – Array of <text:span text:style-name="Source_20_Text">Party</text:span> (i.e., the units traveling with the Champion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5:47.121906929</meta:creation-date>
    <dc:date>2025-07-25T22:37:26.093018838</dc:date>
    <meta:editing-duration>PT37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1" meta:paragraph-count="15" meta:word-count="97" meta:character-count="643" meta:non-whitespace-character-count="561"/>
  </office:meta>
</office:document-meta>
</file>